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47ff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4cm" svg:height="0.9cm" svg:x="9cm" svg:y="9.9cm">
          <text:p/>
          <draw:enhanced-geometry svg:viewBox="0 0 21600 21600" draw:text-areas="?f0 0 ?f2 ?f5" draw:type="down-arrow" draw:modifiers="9757.15871254162 6151.6059957173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goul Samuel</meta:initial-creator>
    <meta:creation-date>2013-08-28T14:32:59</meta:creation-date>
    <dc:date>2013-08-28T15:03:09</dc:date>
    <dc:creator>Degoul Samuel</dc:creator>
    <meta:editing-duration>PT15M</meta:editing-duration>
    <meta:editing-cycles>1</meta:editing-cycles>
    <meta:document-statistic meta:object-count="1"/>
    <meta:generator>LibreOffice/3.5$Linux_X86_64 LibreOffice_project/350m1$Build-2</meta:generator>
  </office:meta>
</office:document-meta>
</file>